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list-style-name="L1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709621991" text:style-name="L1">
        <text:list-item>
          <text:p text:style-name="P1">Transformation intentionnelle: exemple mettre en valeur les éléments de navigation, informations principales de la page</text:p>
        </text:list-item>
        <text:list-item>
          <text:p text:style-name="P1">Changement de couleur (<text:span text:style-name="T1">achromatopsie-daltonisme)</text:span></text:p>
        </text:list-item>
        <text:list-item>
          <text:p text:style-name="P2">Agrandissement des polices, style , écartement entre les lettres </text:p>
        </text:list-item>
        <text:list-item>
          <text:p text:style-name="P2">Favoriser le contraste du texte</text:p>
        </text:list-item>
        <text:list-item>
          <text:p text:style-name="P2">Masquer image, remplacer par du texte</text:p>
        </text:list-item>
        <text:list-item>
          <text:p text:style-name="P2">combinaison des couleurs entre elle</text:p>
        </text:list-item>
        <text:list-item>
          <text:p text:style-name="P2">texte paragraphe, lien </text:p>
          <text:p text:style-name="P2"/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02T11:00:07</meta:creation-date>
    <dc:date>2014-04-01T12:06:43</dc:date>
    <dc:creator>Asus </dc:creator>
    <meta:editing-duration>PT2H6M20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1" meta:paragraph-count="7" meta:word-count="54" meta:character-count="365" meta:non-whitespace-character-count="323"/>
  </office:meta>
</office:document-meta>
</file>